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206470" officeooo:paragraph-rsid="00206470"/>
    </style:style>
    <style:style style:name="P2" style:family="paragraph" style:parent-style-name="Standard">
      <style:text-properties officeooo:rsid="002416aa" officeooo:paragraph-rsid="002416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skumbhar@skumbhar spring-hibernate]$ mvn clean install</text:p>
      <text:p text:style-name="P1"/>
      <text:p text:style-name="P2">start MariaDB</text:p>
      <text:p text:style-name="P2"/>
      <text:p text:style-name="P1"><text:s text:c="4"/>features:addurl mvn:fuse-examples/features/1.0-SNAPSHOT/xml/features</text:p>
      <text:p text:style-name="P1"><text:s text:c="4"/>features:install camel-jpa </text:p>
      <text:p text:style-name="P1"><text:s text:c="4"/>features:install hibernate</text:p>
      <text:p text:style-name="P1"><text:s text:c="4"/>features:install project-features </text:p>
      <text:p text:style-name="P1"><text:s text:c="4"/>features:install database-features </text:p>
      <text:p text:style-name="P1"><text:s text:c="4"/>features:install application-bundl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Haessler</meta:initial-creator>
    <meta:creation-date>2014-07-08T15:11:03.297076870</meta:creation-date>
    <meta:generator>LibreOffice/5.1.6.2.0$Linux_X86_64 LibreOffice_project/10$Build-2</meta:generator>
    <dc:date>2017-01-11T12:07:27.850962332</dc:date>
    <meta:editing-duration>PT1M27S</meta:editing-duration>
    <meta:editing-cycles>3</meta:editing-cycles>
    <meta:document-statistic meta:table-count="0" meta:image-count="0" meta:object-count="0" meta:page-count="1" meta:paragraph-count="8" meta:word-count="19" meta:character-count="319" meta:non-whitespace-character-count="280"/>
  </office:meta>
</office:document-meta>
</file>